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0fc4c7" officeooo:paragraph-rsid="000fc4c7"/>
    </style:style>
    <style:style style:name="P2" style:family="paragraph" style:parent-style-name="Standard">
      <style:paragraph-properties fo:text-align="center" style:justify-single-word="false"/>
      <style:text-properties fo:font-style="italic" fo:font-weight="bold" officeooo:rsid="000fc4c7" officeooo:paragraph-rsid="000fc4c7" style:font-style-asian="italic" style:font-weight-asian="bold" style:font-style-complex="italic" style:font-weight-complex="bold"/>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officeooo:rsid="000fc4c7" officeooo:paragraph-rsid="000fc4c7" style:font-weight-asian="bold" style:font-weight-complex="bold"/>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officeooo:rsid="00116583" officeooo:paragraph-rsid="00116583" style:font-weight-asian="bold"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cheme7 simple design document</text:p>
      <text:p text:style-name="P3"></text:p>
      <text:p text:style-name="P1">Scheme7 is a single-player mission based 2D physics shooter-puzzler.</text:p>
      <text:p text:style-name="P1"></text:p>
      <text:p text:style-name="P1">The player controls a small spacecraft in the same way as the classic game 'asteroids'. The aim of the game is to visit various planets, moons and asteroids to explore ancient mines and destroy them, although sometimes you are tasked with recovering things. The mines, however, are guarded by ancient robots and guard systems, so this is often a hard task.</text:p>
      <text:p text:style-name="P1"/>
      <text:p text:style-name="P1">As the player progresses, they are able to upgrade their ship (or even buy a new one), which makes the harder mines easier to explore and tackle.</text:p>
      <text:p text:style-name="P1"></text:p>
      <text:p text:style-name="P1">Their is, woven into all of this a story with choices (that make a difference). You could say:</text:p>
      <text:p text:style-name="P1"></text:p>
      <text:p text:style-name="P2">Thrust + Elite + Deus Ex = Scheme7</text:p>
      <text:p text:style-name="P1"></text:p>
      <text:p text:style-name="P3">Game-play</text:p>
      <text:p text:style-name="P1"></text:p>
      <text:p text:style-name="P1">The game engine has a complete 2d physics engine built-in, so it is not hard to add physics puzzles, as well as shoot-em-up elements (on top of the 'can I control this ship?' parts - reverse gravity,anybody?).</text:p>
      <text:p text:style-name="P1"></text:p>
      <text:p text:style-name="P1">Also, there are elements of trading, since the player can buy and sell things from trading companies to upgrade their ship.</text:p>
      <text:p text:style-name="P1"/>
      <text:p text:style-name="P1">Finally, there are role-playing choices (as seen in the story part below).</text:p>
      <text:p text:style-name="P1"></text:p>
      <text:p text:style-name="P1"/>
      <text:p text:style-name="P1"><text:span text:style-name="T1">Story (major spoilers!)</text:span></text:p>
      <text:p text:style-name="P1"></text:p>
      <text:p text:style-name="P1">It is far, far into the future. Humans – as we know them – do not really live in any real world. Their bodies sit in tended vats whilst their brains are kept alive in vast virtual worlds where they are the master of their chosen universes. In this way, people can live for millions of years in their own paradise.</text:p>
      <text:p text:style-name="P1"/>
      <text:p text:style-name="P1">The flip side of this is that communication between humans is essentially zero. A single human will often have the power output of a single sun devoted to keeping them alive and will be many light-years away from the nearest human. And why would they wish to interact? They already live in a perfect world for them.</text:p>
      <text:p text:style-name="P1"/>
      <text:p text:style-name="P1">In amongst this lives our villain. He (or she) is somebody who wants <text:span text:style-name="T2">more</text:span>. What prevents a person from immortality? The future heat death of the universe. A person who has zero interactions with humanity may also feel no guilt by murdering them all and allocating themselves the resources <text:span text:style-name="T3">of the entire known universe</text:span><text:span text:style-name="T4"> to ensure they live, essentially, for all of time. A god, solitary in their own universe of trillions of perfect virtual NPC's.</text:span></text:p>
      <text:p text:style-name="P1"></text:p>
      <text:p text:style-name="P1">Our player is a robot, given a task. He is part of a group of robots who have a task; using their spaceplanes, infiltrate the vast caverns of the last humans, <text:span text:style-name="T2">and kill them</text:span>. He has ships, a starting number (sold to the real player as “lives”) and if they can build more from their resources, they may have more lives.</text:p>
      <text:p text:style-name="P1"/>
      <text:p text:style-name="P1">But our player's story is due to be more interesting. For, after a while, he will come across an old, <text:soft-page-break/>abandoned moon that contains an ancient AI research station. This station has an AI that has transcended normal AI and is, to all intents and purposes, sentient. If the player can work out how to transfer this knowledge to his own processors, he too could become sentient and make his own decisions. What will he choose?</text:p>
      <text:p text:style-name="P1"/>
      <text:p text:style-name="P1">* Side with our villain. Since the player is a robot, it would be trivial for the last man to allow him his own virtual paradise for trillions of years.</text:p>
      <text:p text:style-name="P1">* Side with the remaining humans, by somehow making contact with them, finding the last mans planet and destroying it.</text:p>
      <text:p text:style-name="P1">* Destroy all the humans, leaving only 1 intelligent being alive - himself. Since he is the only intelligence not attached to a physical body, he could in theory survive a new big bang, which would make him God of a new universe - his own – universe</text:p>
      <text:p text:style-name="P1">* Give the gift of sentience to all other robots, creating a hyper-intelligent life-form of which he will always be remembered for foun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8T13:19:51.956204774</meta:creation-date>
    <dc:date>2014-12-08T13:38:28.955176808</dc:date>
    <meta:editing-duration>PT36S</meta:editing-duration>
    <meta:editing-cycles>1</meta:editing-cycles>
    <meta:document-statistic meta:table-count="0" meta:image-count="0" meta:object-count="0" meta:page-count="2" meta:paragraph-count="30" meta:word-count="651" meta:character-count="3665" meta:non-whitespace-character-count="3003"/>
    <meta:generator>LibreOffice/4.2.3.3$Linux_x86 LibreOffice_project/420m0$Build-3</meta:generator>
  </office:meta>
</office:document-meta>
</file>